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7b0d4" officeooo:paragraph-rsid="0017b0d4"/>
    </style:style>
    <style:style style:name="P2" style:family="paragraph" style:parent-style-name="Standard">
      <style:text-properties officeooo:rsid="0017f936" officeooo:paragraph-rsid="0017f936"/>
    </style:style>
    <style:style style:name="P3" style:family="paragraph" style:parent-style-name="Standard">
      <style:text-properties fo:font-size="14pt" officeooo:rsid="0017f936" officeooo:paragraph-rsid="0017f936" style:font-size-asian="14pt" style:font-size-complex="14pt"/>
    </style:style>
    <style:style style:name="P4" style:family="paragraph" style:parent-style-name="Standard">
      <style:text-properties fo:font-size="14pt" officeooo:rsid="0017b0d4" officeooo:paragraph-rsid="0017b0d4" style:font-size-asian="14pt" style:font-size-complex="14pt"/>
    </style:style>
    <style:style style:name="P5" style:family="paragraph" style:parent-style-name="Standard">
      <style:text-properties fo:font-size="12pt" officeooo:rsid="0019cf16" officeooo:paragraph-rsid="0019cf16" style:font-size-asian="12pt" style:font-size-complex="12pt"/>
    </style:style>
    <style:style style:name="P6" style:family="paragraph" style:parent-style-name="Standard">
      <style:text-properties fo:font-size="12pt" officeooo:rsid="001a8c2f" officeooo:paragraph-rsid="001a8c2f" style:font-size-asian="12pt" style:font-size-complex="12pt"/>
    </style:style>
    <style:style style:name="P7" style:family="paragraph" style:parent-style-name="Standard">
      <style:text-properties officeooo:rsid="001a06c0" officeooo:paragraph-rsid="001a06c0"/>
    </style:style>
    <style:style style:name="T1" style:family="text">
      <style:text-properties officeooo:rsid="001a06c0"/>
    </style:style>
    <style:style style:name="T2" style:family="text">
      <style:text-properties officeooo:rsid="001a1be1"/>
    </style:style>
    <style:style style:name="T3" style:family="text">
      <style:text-properties officeooo:rsid="001e3cab"/>
    </style:style>
    <style:style style:name="T4" style:family="text">
      <style:text-properties officeooo:rsid="0020728a"/>
    </style:style>
    <style:style style:name="T5" style:family="text">
      <style:text-properties officeooo:rsid="0023e2b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ie Welt zum Positiven verändern</text:p>
      <text:p text:style-name="P7"><text:span text:style-name="T5">Elyoos ist ein soziales Netzwerk um</text:span> Lösungsvorschläge für aktuelle Probleme <text:span text:style-name="T5">zu finden</text:span>, damit <text:span text:style-name="T2">die Welt zu einem besseren Ort wird</text:span>.</text:p>
      <text:p text:style-name="P2"/>
      <text:p text:style-name="P1"/>
      <text:p text:style-name="P4">Sich mit Gleichgesinnten austauschen</text:p>
      <text:p text:style-name="P5">Profitiere von dem Wissen Anderer und gebe <text:span text:style-name="T3">D</text:span>eines <text:span text:style-name="T3">w</text:span>eiter. Schreibe Blogs <text:span text:style-name="T1">zu den Themen wie Spiritualität, Persönliche Entwicklung und Umwelt. E</text:span>mpfehle Inhalte welche Dich inspirieren <text:span text:style-name="T1">und Deinen Horizont erweitern</text:span>. </text:p>
      <text:p text:style-name="P1"/>
      <text:p text:style-name="P1"/>
      <text:p text:style-name="P3">Privatsphäre wahren</text:p>
      <text:p text:style-name="P6">Du entscheidest was Andere von deinem Profil sehen könne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CH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4T09:51:37.569000000</meta:creation-date>
    <dc:date>2016-07-09T15:14:31.461000000</dc:date>
    <meta:editing-duration>PT4H10M</meta:editing-duration>
    <meta:editing-cycles>8</meta:editing-cycles>
    <meta:generator>LibreOffice/5.0.6.3$Windows_x86 LibreOffice_project/490fc03b25318460cfc54456516ea2519c11d1aa</meta:generator>
    <meta:document-statistic meta:table-count="0" meta:image-count="0" meta:object-count="0" meta:page-count="1" meta:paragraph-count="6" meta:word-count="69" meta:character-count="488" meta:non-whitespace-character-count="424"/>
  </office:meta>
</office:document-meta>
</file>